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ll" table:style-name="ta1">
        <table:shapes>
          <draw:frame draw:z-index="0" draw:style-name="gr1" draw:text-style-name="P1" svg:width="453.51pt" svg:height="255.09pt" svg:x="440.31pt" svg:y="202.65pt">
            <loext:p draw:notify-on-update-of-ranges="full.G2:full.G2 full.G3:full.G15 full.H2:full.H2 full.H3:full.H15 full.I2:full.I2 full.I3:full.I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ihedral scan</text:p>
          </table:table-cell>
          <table:table-cell table:number-columns-repeated="5"/>
          <table:table-cell office:value-type="string" calcext:value-type="string">
            <text:p>RE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PBEh-3C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B3LYP</text:p>
          </table:table-cell>
          <table:table-cell table:number-columns-repeated="2"/>
          <table:table-cell office:value-type="string" calcext:value-type="string">
            <text:p>atom</text:p>
          </table:table-cell>
          <table:table-cell office:value-type="string" calcext:value-type="string">
            <text:p>B3LYP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68.98227752" calcext:value-type="float">
            <text:p>-268.98227752</text:p>
          </table:table-cell>
          <table:table-cell office:value-type="float" office:value="-268.0754289888" calcext:value-type="float">
            <text:p>-268.0754289888</text:p>
          </table:table-cell>
          <table:table-cell office:value-type="float" office:value="-269.5263445761" calcext:value-type="float">
            <text:p>-269.5263445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0.204987" calcext:value-type="float">
            <text:p>0.204987</text:p>
          </table:table-cell>
          <table:table-cell office:value-type="float" office:value="0.222241" calcext:value-type="float">
            <text:p>0.222241</text:p>
          </table:table-cell>
        </table:table-row>
        <table:table-row table:style-name="ro1">
          <table:table-cell office:value-type="float" office:value="10.28571429" calcext:value-type="float">
            <text:p>10.28571429</text:p>
          </table:table-cell>
          <table:table-cell office:value-type="float" office:value="-268.9824414" calcext:value-type="float">
            <text:p>-268.9824414</text:p>
          </table:table-cell>
          <table:table-cell office:value-type="float" office:value="-268.0757422378" calcext:value-type="float">
            <text:p>-268.0757422378</text:p>
          </table:table-cell>
          <table:table-cell office:value-type="float" office:value="-269.5266723638" calcext:value-type="float">
            <text:p>-269.526672363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.37251" calcext:value-type="float">
            <text:p>0.37251</text:p>
          </table:table-cell>
          <table:table-cell office:value-type="float" office:value="0.403284" calcext:value-type="float">
            <text:p>0.403284</text:p>
          </table:table-cell>
        </table:table-row>
        <table:table-row table:style-name="ro1">
          <table:table-cell office:value-type="float" office:value="20.57142857" calcext:value-type="float">
            <text:p>20.57142857</text:p>
          </table:table-cell>
          <table:table-cell office:value-type="float" office:value="-268.98336726" calcext:value-type="float">
            <text:p>-268.98336726</text:p>
          </table:table-cell>
          <table:table-cell office:value-type="float" office:value="-268.0769105706" calcext:value-type="float">
            <text:p>-268.0769105706</text:p>
          </table:table-cell>
          <table:table-cell office:value-type="float" office:value="-269.5276787082" calcext:value-type="float">
            <text:p>-269.52767870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-0.385143" calcext:value-type="float">
            <text:p>-0.385143</text:p>
          </table:table-cell>
          <table:table-cell office:value-type="float" office:value="-0.406909" calcext:value-type="float">
            <text:p>-0.406909</text:p>
          </table:table-cell>
        </table:table-row>
        <table:table-row table:style-name="ro1">
          <table:table-cell office:value-type="float" office:value="30.85714286" calcext:value-type="float">
            <text:p>30.85714286</text:p>
          </table:table-cell>
          <table:table-cell office:value-type="float" office:value="-268.98482527" calcext:value-type="float">
            <text:p>-268.98482527</text:p>
          </table:table-cell>
          <table:table-cell office:value-type="float" office:value="-268.0786867093" calcext:value-type="float">
            <text:p>-268.0786867093</text:p>
          </table:table-cell>
          <table:table-cell office:value-type="float" office:value="-269.529125171" calcext:value-type="float">
            <text:p>-269.52912517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0.103488" calcext:value-type="float">
            <text:p>0.103488</text:p>
          </table:table-cell>
          <table:table-cell office:value-type="float" office:value="0.107139" calcext:value-type="float">
            <text:p>0.107139</text:p>
          </table:table-cell>
        </table:table-row>
        <table:table-row table:style-name="ro1">
          <table:table-cell office:value-type="float" office:value="41.14285714" calcext:value-type="float">
            <text:p>41.14285714</text:p>
          </table:table-cell>
          <table:table-cell office:value-type="float" office:value="-268.98643226" calcext:value-type="float">
            <text:p>-268.98643226</text:p>
          </table:table-cell>
          <table:table-cell office:value-type="float" office:value="-268.0805222334" calcext:value-type="float">
            <text:p>-268.0805222334</text:p>
          </table:table-cell>
          <table:table-cell office:value-type="float" office:value="-269.5306489" calcext:value-type="float">
            <text:p>-269.5306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float" office:value="0.086909" calcext:value-type="float">
            <text:p>0.086909</text:p>
          </table:table-cell>
          <table:table-cell office:value-type="float" office:value="0.091056" calcext:value-type="float">
            <text:p>0.091056</text:p>
          </table:table-cell>
        </table:table-row>
        <table:table-row table:style-name="ro1">
          <table:table-cell office:value-type="float" office:value="51.42857143" calcext:value-type="float">
            <text:p>51.42857143</text:p>
          </table:table-cell>
          <table:table-cell office:value-type="float" office:value="-268.98926917" calcext:value-type="float">
            <text:p>-268.98926917</text:p>
          </table:table-cell>
          <table:table-cell office:value-type="float" office:value="-268.0833504715" calcext:value-type="float">
            <text:p>-268.0833504715</text:p>
          </table:table-cell>
          <table:table-cell office:value-type="float" office:value="-269.5330444613" calcext:value-type="float">
            <text:p>-269.533044461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float" office:value="0.101354" calcext:value-type="float">
            <text:p>0.101354</text:p>
          </table:table-cell>
          <table:table-cell office:value-type="float" office:value="0.110429" calcext:value-type="float">
            <text:p>0.110429</text:p>
          </table:table-cell>
        </table:table-row>
        <table:table-row table:style-name="ro1">
          <table:table-cell office:value-type="float" office:value="61.71428571" calcext:value-type="float">
            <text:p>61.71428571</text:p>
          </table:table-cell>
          <table:table-cell office:value-type="float" office:value="-268.99000092" calcext:value-type="float">
            <text:p>-268.99000092</text:p>
          </table:table-cell>
          <table:table-cell office:value-type="float" office:value="-268.0839736933" calcext:value-type="float">
            <text:p>-268.0839736933</text:p>
          </table:table-cell>
          <table:table-cell office:value-type="float" office:value="-269.533569966" calcext:value-type="float">
            <text:p>-269.53356996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-0.662389" calcext:value-type="float">
            <text:p>-0.662389</text:p>
          </table:table-cell>
          <table:table-cell office:value-type="float" office:value="-0.704385" calcext:value-type="float">
            <text:p>-0.7043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68.98949003" calcext:value-type="float">
            <text:p>-268.98949003</text:p>
          </table:table-cell>
          <table:table-cell office:value-type="float" office:value="-268.0833474013" calcext:value-type="float">
            <text:p>-268.0833474013</text:p>
          </table:table-cell>
          <table:table-cell office:value-type="float" office:value="-269.5330231765" calcext:value-type="float">
            <text:p>-269.533023176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float" office:value="-0.043494" calcext:value-type="float">
            <text:p>-0.043494</text:p>
          </table:table-cell>
          <table:table-cell office:value-type="float" office:value="-0.044339" calcext:value-type="float">
            <text:p>-0.044339</text:p>
          </table:table-cell>
        </table:table-row>
        <table:table-row table:style-name="ro1">
          <table:table-cell office:value-type="float" office:value="82.28571429" calcext:value-type="float">
            <text:p>82.28571429</text:p>
          </table:table-cell>
          <table:table-cell office:value-type="float" office:value="-268.987914" calcext:value-type="float">
            <text:p>-268.987914</text:p>
          </table:table-cell>
          <table:table-cell office:value-type="float" office:value="-268.081735052" calcext:value-type="float">
            <text:p>-268.081735052</text:p>
          </table:table-cell>
          <table:table-cell office:value-type="float" office:value="-269.5316418848" calcext:value-type="float">
            <text:p>-269.531641884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float" office:value="0.398354" calcext:value-type="float">
            <text:p>0.398354</text:p>
          </table:table-cell>
          <table:table-cell office:value-type="float" office:value="0.417985" calcext:value-type="float">
            <text:p>0.417985</text:p>
          </table:table-cell>
        </table:table-row>
        <table:table-row table:style-name="ro1">
          <table:table-cell office:value-type="float" office:value="92.57142857" calcext:value-type="float">
            <text:p>92.57142857</text:p>
          </table:table-cell>
          <table:table-cell office:value-type="float" office:value="-268.98576811" calcext:value-type="float">
            <text:p>-268.98576811</text:p>
          </table:table-cell>
          <table:table-cell office:value-type="float" office:value="-268.0794774226" calcext:value-type="float">
            <text:p>-268.0794774226</text:p>
          </table:table-cell>
          <table:table-cell office:value-type="float" office:value="-269.529701734" calcext:value-type="float">
            <text:p>-269.5297017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float" office:value="-0.597586" calcext:value-type="float">
            <text:p>-0.597586</text:p>
          </table:table-cell>
          <table:table-cell office:value-type="float" office:value="-0.637468" calcext:value-type="float">
            <text:p>-0.637468</text:p>
          </table:table-cell>
        </table:table-row>
        <table:table-row table:style-name="ro1">
          <table:table-cell office:value-type="float" office:value="102.85714286" calcext:value-type="float">
            <text:p>102.85714286</text:p>
          </table:table-cell>
          <table:table-cell office:value-type="float" office:value="-268.98343492" calcext:value-type="float">
            <text:p>-268.98343492</text:p>
          </table:table-cell>
          <table:table-cell office:value-type="float" office:value="-268.0770727068" calcext:value-type="float">
            <text:p>-268.0770727068</text:p>
          </table:table-cell>
          <table:table-cell office:value-type="float" office:value="-269.5275743981" calcext:value-type="float">
            <text:p>-269.527574398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1739" calcext:value-type="float">
            <text:p>0.001739</text:p>
          </table:table-cell>
        </table:table-row>
        <table:table-row table:style-name="ro1">
          <table:table-cell office:value-type="float" office:value="113.14285714" calcext:value-type="float">
            <text:p>113.14285714</text:p>
          </table:table-cell>
          <table:table-cell office:value-type="float" office:value="-268.98140893" calcext:value-type="float">
            <text:p>-268.98140893</text:p>
          </table:table-cell>
          <table:table-cell office:value-type="float" office:value="-268.0750412453" calcext:value-type="float">
            <text:p>-268.0750412453</text:p>
          </table:table-cell>
          <table:table-cell office:value-type="float" office:value="-269.5257518753" calcext:value-type="float">
            <text:p>-269.52575187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float" office:value="0.034103" calcext:value-type="float">
            <text:p>0.034103</text:p>
          </table:table-cell>
          <table:table-cell office:value-type="float" office:value="0.031094" calcext:value-type="float">
            <text:p>0.031094</text:p>
          </table:table-cell>
        </table:table-row>
        <table:table-row table:style-name="ro1">
          <table:table-cell office:value-type="float" office:value="123.42857143" calcext:value-type="float">
            <text:p>123.42857143</text:p>
          </table:table-cell>
          <table:table-cell office:value-type="float" office:value="-268.98030912" calcext:value-type="float">
            <text:p>-268.98030912</text:p>
          </table:table-cell>
          <table:table-cell office:value-type="float" office:value="-268.0739826884" calcext:value-type="float">
            <text:p>-268.0739826884</text:p>
          </table:table-cell>
          <table:table-cell office:value-type="float" office:value="-269.5247554873" calcext:value-type="float">
            <text:p>-269.52475548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float" office:value="0.386872" calcext:value-type="float">
            <text:p>0.386872</text:p>
          </table:table-cell>
          <table:table-cell office:value-type="float" office:value="0.408134" calcext:value-type="float">
            <text:p>0.408134</text:p>
          </table:table-cell>
        </table:table-row>
        <table:table-row table:style-name="ro1">
          <table:table-cell office:value-type="float" office:value="133.71428571" calcext:value-type="float">
            <text:p>133.71428571</text:p>
          </table:table-cell>
          <table:table-cell office:value-type="float" office:value="-268.9803604" calcext:value-type="float">
            <text:p>-268.9803604</text:p>
          </table:table-cell>
          <table:table-cell office:value-type="float" office:value="-268.0741561941" calcext:value-type="float">
            <text:p>-268.0741561941</text:p>
          </table:table-cell>
          <table:table-cell office:value-type="float" office:value="-269.5248220712" calcext:value-type="float">
            <text:p>-269.5248220712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68.98146232" calcext:value-type="float">
            <text:p>-268.98146232</text:p>
          </table:table-cell>
          <table:table-cell office:value-type="float" office:value="-268.0754484974" calcext:value-type="float">
            <text:p>-268.0754484974</text:p>
          </table:table-cell>
          <table:table-cell office:value-type="float" office:value="-269.5258129607" calcext:value-type="float">
            <text:p>-269.5258129607</text:p>
          </table:table-cell>
          <table:table-cell table:number-columns-repeated="5"/>
        </table:table-row>
        <table:table-row table:style-name="ro1">
          <table:table-cell office:value-type="float" office:value="154.28571429" calcext:value-type="float">
            <text:p>154.28571429</text:p>
          </table:table-cell>
          <table:table-cell office:value-type="float" office:value="-268.98314958" calcext:value-type="float">
            <text:p>-268.98314958</text:p>
          </table:table-cell>
          <table:table-cell office:value-type="float" office:value="-268.0773250505" calcext:value-type="float">
            <text:p>-268.0773250505</text:p>
          </table:table-cell>
          <table:table-cell office:value-type="float" office:value="-269.5272907439" calcext:value-type="float">
            <text:p>-269.5272907439</text:p>
          </table:table-cell>
          <table:table-cell table:number-columns-repeated="5"/>
        </table:table-row>
        <table:table-row table:style-name="ro1">
          <table:table-cell office:value-type="float" office:value="164.57142857" calcext:value-type="float">
            <text:p>164.57142857</text:p>
          </table:table-cell>
          <table:table-cell office:value-type="float" office:value="-268.98472483" calcext:value-type="float">
            <text:p>-268.98472483</text:p>
          </table:table-cell>
          <table:table-cell office:value-type="float" office:value="-268.0791719966" calcext:value-type="float">
            <text:p>-268.0791719966</text:p>
          </table:table-cell>
          <table:table-cell office:value-type="float" office:value="-269.5287816535" calcext:value-type="float">
            <text:p>-269.5287816535</text:p>
          </table:table-cell>
          <table:table-cell table:number-columns-repeated="5"/>
        </table:table-row>
        <table:table-row table:style-name="ro1">
          <table:table-cell office:value-type="float" office:value="174.85714286" calcext:value-type="float">
            <text:p>174.85714286</text:p>
          </table:table-cell>
          <table:table-cell office:value-type="float" office:value="-268.98581023" calcext:value-type="float">
            <text:p>-268.98581023</text:p>
          </table:table-cell>
          <table:table-cell office:value-type="float" office:value="-268.0804674146" calcext:value-type="float">
            <text:p>-268.0804674146</text:p>
          </table:table-cell>
          <table:table-cell office:value-type="float" office:value="-269.5298407678" calcext:value-type="float">
            <text:p>-269.5298407678</text:p>
          </table:table-cell>
          <table:table-cell table:number-columns-repeated="5"/>
        </table:table-row>
        <table:table-row table:style-name="ro1">
          <table:table-cell office:value-type="float" office:value="185.14285714" calcext:value-type="float">
            <text:p>185.14285714</text:p>
          </table:table-cell>
          <table:table-cell office:value-type="float" office:value="-268.98611453" calcext:value-type="float">
            <text:p>-268.98611453</text:p>
          </table:table-cell>
          <table:table-cell office:value-type="float" office:value="-268.0809430195" calcext:value-type="float">
            <text:p>-268.0809430195</text:p>
          </table:table-cell>
          <table:table-cell office:value-type="float" office:value="-269.530301367" calcext:value-type="float">
            <text:p>-269.530301367</text:p>
          </table:table-cell>
          <table:table-cell table:number-columns-repeated="5"/>
        </table:table-row>
        <table:table-row table:style-name="ro1">
          <table:table-cell office:value-type="float" office:value="195.42857143" calcext:value-type="float">
            <text:p>195.42857143</text:p>
          </table:table-cell>
          <table:table-cell office:value-type="float" office:value="-268.98545858" calcext:value-type="float">
            <text:p>-268.98545858</text:p>
          </table:table-cell>
          <table:table-cell office:value-type="float" office:value="-268.0805716575" calcext:value-type="float">
            <text:p>-268.0805716575</text:p>
          </table:table-cell>
          <table:table-cell office:value-type="float" office:value="-269.5300652008" calcext:value-type="float">
            <text:p>-269.5300652008</text:p>
          </table:table-cell>
          <table:table-cell table:number-columns-repeated="5"/>
        </table:table-row>
        <table:table-row table:style-name="ro1">
          <table:table-cell office:value-type="float" office:value="205.71428571" calcext:value-type="float">
            <text:p>205.71428571</text:p>
          </table:table-cell>
          <table:table-cell office:value-type="float" office:value="-268.9840296" calcext:value-type="float">
            <text:p>-268.9840296</text:p>
          </table:table-cell>
          <table:table-cell office:value-type="float" office:value="-268.0793958298" calcext:value-type="float">
            <text:p>-268.0793958298</text:p>
          </table:table-cell>
          <table:table-cell office:value-type="float" office:value="-269.5291721528" calcext:value-type="float">
            <text:p>-269.5291721528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68.98213118" calcext:value-type="float">
            <text:p>-268.98213118</text:p>
          </table:table-cell>
          <table:table-cell office:value-type="float" office:value="-268.0776826524" calcext:value-type="float">
            <text:p>-268.0776826524</text:p>
          </table:table-cell>
          <table:table-cell office:value-type="float" office:value="-269.5278331027" calcext:value-type="float">
            <text:p>-269.5278331027</text:p>
          </table:table-cell>
          <table:table-cell table:number-columns-repeated="5"/>
        </table:table-row>
        <table:table-row table:style-name="ro1">
          <table:table-cell office:value-type="float" office:value="226.28571429" calcext:value-type="float">
            <text:p>226.28571429</text:p>
          </table:table-cell>
          <table:table-cell office:value-type="float" office:value="-268.98017721" calcext:value-type="float">
            <text:p>-268.98017721</text:p>
          </table:table-cell>
          <table:table-cell office:value-type="float" office:value="-268.0759418885" calcext:value-type="float">
            <text:p>-268.0759418885</text:p>
          </table:table-cell>
          <table:table-cell office:value-type="float" office:value="-269.5263803383" calcext:value-type="float">
            <text:p>-269.5263803383</text:p>
          </table:table-cell>
          <table:table-cell table:number-columns-repeated="5"/>
        </table:table-row>
        <table:table-row table:style-name="ro1">
          <table:table-cell office:value-type="float" office:value="236.57142857" calcext:value-type="float">
            <text:p>236.57142857</text:p>
          </table:table-cell>
          <table:table-cell office:value-type="float" office:value="-268.97883029" calcext:value-type="float">
            <text:p>-268.97883029</text:p>
          </table:table-cell>
          <table:table-cell office:value-type="float" office:value="-268.074680688" calcext:value-type="float">
            <text:p>-268.074680688</text:p>
          </table:table-cell>
          <table:table-cell office:value-type="float" office:value="-269.5252960091" calcext:value-type="float">
            <text:p>-269.5252960091</text:p>
          </table:table-cell>
          <table:table-cell table:number-columns-repeated="5"/>
        </table:table-row>
        <table:table-row table:style-name="ro1">
          <table:table-cell office:value-type="float" office:value="246.85714286" calcext:value-type="float">
            <text:p>246.85714286</text:p>
          </table:table-cell>
          <table:table-cell office:value-type="float" office:value="-268.97843381" calcext:value-type="float">
            <text:p>-268.97843381</text:p>
          </table:table-cell>
          <table:table-cell office:value-type="float" office:value="-268.074307556" calcext:value-type="float">
            <text:p>-268.074307556</text:p>
          </table:table-cell>
          <table:table-cell office:value-type="float" office:value="-269.5249557841" calcext:value-type="float">
            <text:p>-269.5249557841</text:p>
          </table:table-cell>
          <table:table-cell table:number-columns-repeated="5"/>
        </table:table-row>
        <table:table-row table:style-name="ro1">
          <table:table-cell office:value-type="float" office:value="257.14285714" calcext:value-type="float">
            <text:p>257.14285714</text:p>
          </table:table-cell>
          <table:table-cell office:value-type="float" office:value="-268.97912655" calcext:value-type="float">
            <text:p>-268.97912655</text:p>
          </table:table-cell>
          <table:table-cell office:value-type="float" office:value="-268.0749463322" calcext:value-type="float">
            <text:p>-268.0749463322</text:p>
          </table:table-cell>
          <table:table-cell office:value-type="float" office:value="-269.525447041" calcext:value-type="float">
            <text:p>-269.525447041</text:p>
          </table:table-cell>
          <table:table-cell table:number-columns-repeated="5"/>
        </table:table-row>
        <table:table-row table:style-name="ro1">
          <table:table-cell office:value-type="float" office:value="267.42857143" calcext:value-type="float">
            <text:p>267.42857143</text:p>
          </table:table-cell>
          <table:table-cell office:value-type="float" office:value="-268.98056575" calcext:value-type="float">
            <text:p>-268.98056575</text:p>
          </table:table-cell>
          <table:table-cell office:value-type="float" office:value="-268.0762215078" calcext:value-type="float">
            <text:p>-268.0762215078</text:p>
          </table:table-cell>
          <table:table-cell office:value-type="float" office:value="-269.5264687905" calcext:value-type="float">
            <text:p>-269.5264687905</text:p>
          </table:table-cell>
          <table:table-cell table:number-columns-repeated="5"/>
        </table:table-row>
        <table:table-row table:style-name="ro1">
          <table:table-cell office:value-type="float" office:value="277.71428571" calcext:value-type="float">
            <text:p>277.71428571</text:p>
          </table:table-cell>
          <table:table-cell office:value-type="float" office:value="-268.9822484" calcext:value-type="float">
            <text:p>-268.9822484</text:p>
          </table:table-cell>
          <table:table-cell office:value-type="float" office:value="-268.077684649" calcext:value-type="float">
            <text:p>-268.077684649</text:p>
          </table:table-cell>
          <table:table-cell office:value-type="float" office:value="-269.5276715907" calcext:value-type="float">
            <text:p>-269.5276715907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68.98366161" calcext:value-type="float">
            <text:p>-268.98366161</text:p>
          </table:table-cell>
          <table:table-cell office:value-type="float" office:value="-268.0787408151" calcext:value-type="float">
            <text:p>-268.0787408151</text:p>
          </table:table-cell>
          <table:table-cell office:value-type="float" office:value="-269.5285059474" calcext:value-type="float">
            <text:p>-269.5285059474</text:p>
          </table:table-cell>
          <table:table-cell table:number-columns-repeated="5"/>
        </table:table-row>
        <table:table-row table:style-name="ro1">
          <table:table-cell office:value-type="float" office:value="298.28571429" calcext:value-type="float">
            <text:p>298.28571429</text:p>
          </table:table-cell>
          <table:table-cell office:value-type="float" office:value="-268.98438816" calcext:value-type="float">
            <text:p>-268.98438816</text:p>
          </table:table-cell>
          <table:table-cell office:value-type="float" office:value="-268.0790376129" calcext:value-type="float">
            <text:p>-268.0790376129</text:p>
          </table:table-cell>
          <table:table-cell office:value-type="float" office:value="-269.5287344851" calcext:value-type="float">
            <text:p>-269.5287344851</text:p>
          </table:table-cell>
          <table:table-cell table:number-columns-repeated="5"/>
        </table:table-row>
        <table:table-row table:style-name="ro1">
          <table:table-cell office:value-type="float" office:value="308.57142857" calcext:value-type="float">
            <text:p>308.57142857</text:p>
          </table:table-cell>
          <table:table-cell office:value-type="float" office:value="-268.98419589" calcext:value-type="float">
            <text:p>-268.98419589</text:p>
          </table:table-cell>
          <table:table-cell office:value-type="float" office:value="-268.078498906" calcext:value-type="float">
            <text:p>-268.078498906</text:p>
          </table:table-cell>
          <table:table-cell office:value-type="float" office:value="-269.5282569765" calcext:value-type="float">
            <text:p>-269.5282569765</text:p>
          </table:table-cell>
          <table:table-cell table:number-columns-repeated="5"/>
        </table:table-row>
        <table:table-row table:style-name="ro1">
          <table:table-cell office:value-type="float" office:value="318.85714286" calcext:value-type="float">
            <text:p>318.85714286</text:p>
          </table:table-cell>
          <table:table-cell office:value-type="float" office:value="-268.98316514" calcext:value-type="float">
            <text:p>-268.98316514</text:p>
          </table:table-cell>
          <table:table-cell office:value-type="float" office:value="-268.077313235" calcext:value-type="float">
            <text:p>-268.077313235</text:p>
          </table:table-cell>
          <table:table-cell office:value-type="float" office:value="-269.5271881197" calcext:value-type="float">
            <text:p>-269.5271881197</text:p>
          </table:table-cell>
          <table:table-cell table:number-columns-repeated="5"/>
        </table:table-row>
        <table:table-row table:style-name="ro1">
          <table:table-cell office:value-type="float" office:value="329.14285714" calcext:value-type="float">
            <text:p>329.14285714</text:p>
          </table:table-cell>
          <table:table-cell office:value-type="float" office:value="-268.98180308" calcext:value-type="float">
            <text:p>-268.98180308</text:p>
          </table:table-cell>
          <table:table-cell office:value-type="float" office:value="-268.0762924004" calcext:value-type="float">
            <text:p>-268.0762924004</text:p>
          </table:table-cell>
          <table:table-cell office:value-type="float" office:value="-269.5263972719" calcext:value-type="float">
            <text:p>-269.5263972719</text:p>
          </table:table-cell>
          <table:table-cell table:number-columns-repeated="5"/>
        </table:table-row>
        <table:table-row table:style-name="ro1">
          <table:table-cell office:value-type="float" office:value="339.42857143" calcext:value-type="float">
            <text:p>339.42857143</text:p>
          </table:table-cell>
          <table:table-cell office:value-type="float" office:value="-268.98318925" calcext:value-type="float">
            <text:p>-268.98318925</text:p>
          </table:table-cell>
          <table:table-cell office:value-type="float" office:value="-268.0774289095" calcext:value-type="float">
            <text:p>-268.0774289095</text:p>
          </table:table-cell>
          <table:table-cell office:value-type="float" office:value="-269.5280956458" calcext:value-type="float">
            <text:p>-269.5280956458</text:p>
          </table:table-cell>
          <table:table-cell table:number-columns-repeated="5"/>
        </table:table-row>
        <table:table-row table:style-name="ro1">
          <table:table-cell office:value-type="float" office:value="349.71428571" calcext:value-type="float">
            <text:p>349.71428571</text:p>
          </table:table-cell>
          <table:table-cell office:value-type="float" office:value="-268.98091855" calcext:value-type="float">
            <text:p>-268.98091855</text:p>
          </table:table-cell>
          <table:table-cell office:value-type="float" office:value="-268.0752228968" calcext:value-type="float">
            <text:p>-268.0752228968</text:p>
          </table:table-cell>
          <table:table-cell office:value-type="float" office:value="-269.5261043507" calcext:value-type="float">
            <text:p>-269.5261043507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68.97981704" calcext:value-type="float">
            <text:p>-268.97981704</text:p>
          </table:table-cell>
          <table:table-cell office:value-type="float" office:value="-268.074136342" calcext:value-type="float">
            <text:p>-268.074136342</text:p>
          </table:table-cell>
          <table:table-cell office:value-type="float" office:value="-269.5251259036" calcext:value-type="float">
            <text:p>-269.525125903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4T23:10:19.207434843</dc:date>
    <meta:editing-duration>PT4M21S</meta:editing-duration>
    <meta:editing-cycles>1</meta:editing-cycles>
    <meta:document-statistic meta:table-count="1" meta:cell-count="2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full.G2:full.I15" chart:data-source-has-labels="both" svg:x="0.32cm" svg:y="0.18cm" svg:width="13.547cm" svg:height="8.64cm">
          <chartooo:coordinate-region svg:x="1.153cm" svg:y="0.379cm" svg:width="12.714cm" svg:height="8.242cm"/>
          <chart:axis chart:dimension="x" chart:name="primary-x" chart:style-name="ch4" chartooo:axis-type="auto">
            <chartooo:date-scale/>
            <chart:categories table:cell-range-address="full.G3:full.G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ull.H3:full.H15" chart:label-cell-address="full.H2:full.H2" chart:class="chart:bar">
            <chart:data-point chart:repeated="13"/>
          </chart:series>
          <chart:series chart:style-name="ch8" chart:values-cell-range-address="full.I3:full.I15" chart:label-cell-address="full.I2:full.I2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3LYP</text:p>
                <draw:g>
                  <svg:desc>full.H2:full.H2</svg:desc>
                </draw:g>
              </table:table-cell>
              <table:table-cell office:value-type="string">
                <text:p>HF</text:p>
                <draw:g>
                  <svg:desc>full.I2:full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full.G3:full.G15</svg:desc>
                </draw:g>
              </table:table-cell>
              <table:table-cell office:value-type="float" office:value="0.204987">
                <text:p>0.204987</text:p>
                <draw:g>
                  <svg:desc>full.H3:full.H15</svg:desc>
                </draw:g>
              </table:table-cell>
              <table:table-cell office:value-type="float" office:value="0.222241">
                <text:p>0.222241</text:p>
                <draw:g>
                  <svg:desc>full.I3:full.I15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37251">
                <text:p>0.37251</text:p>
              </table:table-cell>
              <table:table-cell office:value-type="float" office:value="0.403284">
                <text:p>0.40328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-0.385143">
                <text:p>-0.385143</text:p>
              </table:table-cell>
              <table:table-cell office:value-type="float" office:value="-0.406909">
                <text:p>-0.40690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103488">
                <text:p>0.103488</text:p>
              </table:table-cell>
              <table:table-cell office:value-type="float" office:value="0.107139">
                <text:p>0.10713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86909">
                <text:p>0.086909</text:p>
              </table:table-cell>
              <table:table-cell office:value-type="float" office:value="0.091056">
                <text:p>0.09105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101354">
                <text:p>0.101354</text:p>
              </table:table-cell>
              <table:table-cell office:value-type="float" office:value="0.110429">
                <text:p>0.11042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-0.662389">
                <text:p>-0.662389</text:p>
              </table:table-cell>
              <table:table-cell office:value-type="float" office:value="-0.704385">
                <text:p>-0.70438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-0.043494">
                <text:p>-0.043494</text:p>
              </table:table-cell>
              <table:table-cell office:value-type="float" office:value="-0.044339">
                <text:p>-0.04433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398354">
                <text:p>0.398354</text:p>
              </table:table-cell>
              <table:table-cell office:value-type="float" office:value="0.417985">
                <text:p>0.41798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-0.597586">
                <text:p>-0.597586</text:p>
              </table:table-cell>
              <table:table-cell office:value-type="float" office:value="-0.637468">
                <text:p>-0.63746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00034">
                <text:p>0.000034</text:p>
              </table:table-cell>
              <table:table-cell office:value-type="float" office:value="0.001739">
                <text:p>0.00173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34103">
                <text:p>0.034103</text:p>
              </table:table-cell>
              <table:table-cell office:value-type="float" office:value="0.031094">
                <text:p>0.03109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386872">
                <text:p>0.386872</text:p>
              </table:table-cell>
              <table:table-cell office:value-type="float" office:value="0.408134">
                <text:p>0.408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